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25in" fo:margin-left="0.009in" fo:margin-right="0.0035in" table:align="margins" style:shadow="none"/>
    </style:style>
    <style:style style:name="Table1.A" style:family="table-column">
      <style:table-column-properties style:column-width="1.9479in" style:rel-column-width="2805*"/>
    </style:style>
    <style:style style:name="Table1.B" style:family="table-column">
      <style:table-column-properties style:column-width="0.4847in" style:rel-column-width="698*"/>
    </style:style>
    <style:style style:name="Table1.C" style:family="table-column">
      <style:table-column-properties style:column-width="0.709in" style:rel-column-width="1021*"/>
    </style:style>
    <style:style style:name="Table1.D" style:family="table-column">
      <style:table-column-properties style:column-width="1.8806in" style:rel-column-width="2708*"/>
    </style:style>
    <style:style style:name="Table1.E" style:family="table-column">
      <style:table-column-properties style:column-width="0.4736in" style:rel-column-width="682*"/>
    </style:style>
    <style:style style:name="Table1.F" style:family="table-column">
      <style:table-column-properties style:column-width="0.5681in" style:rel-column-width="818*"/>
    </style:style>
    <style:style style:name="Table1.G" style:family="table-column">
      <style:table-column-properties style:column-width="0.4111in" style:rel-column-width="592*"/>
    </style:style>
    <style:style style:name="Table1.H" style:family="table-column">
      <style:table-column-properties style:column-width="0.4208in" style:rel-column-width="606*"/>
    </style:style>
    <style:style style:name="Table1.I" style:family="table-column">
      <style:table-column-properties style:column-width="0.0167in" style:rel-column-width="24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D2" style:family="table-cell">
      <style:table-cell-properties fo:background-color="transparent" fo:padding="0.0201in" fo:border="none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25in" fo:margin-left="0in" table:align="left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0.4861in"/>
    </style:style>
    <style:style style:name="Table2.C" style:family="table-column">
      <style:table-column-properties style:column-width="0.7097in"/>
    </style:style>
    <style:style style:name="Table2.D" style:family="table-column">
      <style:table-column-properties style:column-width="1.8813in"/>
    </style:style>
    <style:style style:name="Table2.E" style:family="table-column">
      <style:table-column-properties style:column-width="0.4708in"/>
    </style:style>
    <style:style style:name="Table2.F" style:family="table-column">
      <style:table-column-properties style:column-width="0.566in"/>
    </style:style>
    <style:style style:name="Table2.G" style:family="table-column">
      <style:table-column-properties style:column-width="0.4194in"/>
    </style:style>
    <style:style style:name="Table2.H" style:family="table-column">
      <style:table-column-properties style:column-width="0.43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7pt" style:font-size-complex="8pt"/>
    </style:style>
    <style:style style:name="P17" style:family="paragraph" style:parent-style-name="Heading_20_1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233559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3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5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720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2344841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341326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344195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4498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2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30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0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7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960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3478304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text:id="ct2031529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4928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67968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203205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6838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568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412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5024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98256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Rapport des transactions </text:h>
      <text:p text:style-name="Standard">Période : <text:change-start text:change-id="ct23355984"/>start_date<text:change-end text:change-id="ct23355984"/> au <text:change-start text:change-id="ct23356336"/>end_date<text:change-end text:change-id="ct23356336"/></text:p>
      <text:p text:style-name="Standard">Représentant : <text:change-start text:change-id="ct23356528"/>representant_nom<text:change-end text:change-id="ct23356528"/></text:p>
      <text:p text:style-name="Standard">Type de client : <text:change-start text:change-id="ct23356720"/>type_client<text:change-end text:change-id="ct2335672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A1" table:number-rows-spanned="2" office:value-type="string">
              <text:p text:style-name="P10">Fact#</text:p>
            </table:table-cell>
            <table:table-cell table:style-name="Table1.A1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ous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2"><text:s text:c="4"/>Type de vin</text:p>
            </table:table-cell>
            <table:covered-table-cell/>
            <table:table-cell table:style-name="Table1.A1" office:value-type="string">
              <text:p text:style-name="P16">Format</text:p>
            </table:table-cell>
            <table:table-cell table:style-name="Table1.D2" office:value-type="string">
              <text:p text:style-name="P13"/>
            </table:table-cell>
            <table:table-cell table:style-name="Table1.A1" office:value-type="string">
              <text:p text:style-name="P14"/>
            </table:table-cell>
            <table:table-cell table:style-name="Table1.A1" office:value-type="string">
              <text:p text:style-name="P14"/>
            </table:table-cell>
            <table:table-cell table:style-name="Table1.A1" office:value-type="string">
              <text:p text:style-name="P14">Qté (cs)</text:p>
            </table:table-cell>
            <table:table-cell table:style-name="Table1.A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9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3448416"/>item['top'][0]<text:change-end text:change-id="ct23448416"/></text:p>
                </table:table-cell>
                <table:table-cell table:style-name="Table2.A1" office:value-type="string">
                  <text:p text:style-name="P3"><text:change-start text:change-id="ct23413264"/>item['top'][1]<text:change-end text:change-id="ct23413264"/></text:p>
                </table:table-cell>
                <table:table-cell table:style-name="Table2.A1" office:value-type="string">
                  <text:p text:style-name="P5"><text:change-start text:change-id="ct23441952"/>item['top'][2]<text:change-end text:change-id="ct23441952"/></text:p>
                </table:table-cell>
                <table:table-cell table:style-name="Table2.A1" office:value-type="string">
                  <text:p text:style-name="P7"><text:change-start text:change-id="ct23449840"/>item['top'][3]<text:change-end text:change-id="ct23449840"/></text:p>
                </table:table-cell>
                <table:table-cell table:style-name="Table2.A1" office:value-type="string">
                  <text:p text:style-name="P2"><text:change-start text:change-id="ct23512848"/>item['top'][4]<text:change-end text:change-id="ct23512848"/></text:p>
                </table:table-cell>
                <table:table-cell table:style-name="Table2.A1" office:value-type="string">
                  <text:p text:style-name="P2"><text:change-start text:change-id="ct23513040"/>item['top'][5]<text:change-end text:change-id="ct23513040"/></text:p>
                </table:table-cell>
                <table:table-cell table:style-name="Table2.A1" office:value-type="string">
                  <text:p text:style-name="P2"><text:change-start text:change-id="ct20320048"/>item['top'][6]<text:change-end text:change-id="ct20320048"/></text:p>
                </table:table-cell>
                <table:table-cell table:style-name="Table2.A1" office:value-type="string">
                  <text:p text:style-name="P2"><text:change-start text:change-id="ct20320768"/>item['top'][7]<text:change-end text:change-id="ct2032076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0320960"/>sub[0]<text:change-end text:change-id="ct20320960"/><office:annotation><dc:creator>Christian Jauvin</dc:creator><dc:date>2013-02-21T15:55:33</dc:date><text:p text:style-name="P19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18"><text:change-start text:change-id="ct33478304"/>sub[1]<text:change-end text:change-id="ct3347830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0315296"/>sub[2]<text:change-end text:change-id="ct20315296"/></text:p>
                </table:table-cell>
                <table:table-cell table:style-name="Table2.A1" office:value-type="string">
                  <text:p text:style-name="P2"><text:change-start text:change-id="ct23449280"/>sub[3]<text:change-end text:change-id="ct23449280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3467968"/>item['bottom']<text:change-end text:change-id="ct23467968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20320528"/>totals[0]<text:change-end text:change-id="ct20320528"/></text:p>
          </table:table-cell>
          <table:table-cell table:style-name="Table4.A1" office:value-type="string">
            <text:p text:style-name="P9"><text:change-start text:change-id="ct23468384"/>totals[1]<text:change-end text:change-id="ct23468384"/></text:p>
          </table:table-cell>
          <table:table-cell table:style-name="Table4.A1" office:value-type="string">
            <text:p text:style-name="P9"><text:change-start text:change-id="ct23456816"/>totals[2]<text:change-end text:change-id="ct23456816"/></text:p>
          </table:table-cell>
          <table:table-cell table:style-name="Table4.A1" office:value-type="string">
            <text:p text:style-name="P9"><text:change-start text:change-id="ct23441296"/>totals[3]<text:change-end text:change-id="ct23441296"/></text:p>
          </table:table-cell>
          <table:table-cell table:style-name="Table4.A1" office:value-type="string">
            <text:p text:style-name="P9"><text:change-start text:change-id="ct23502416"/>totals[4]<text:change-end text:change-id="ct23502416"/></text:p>
          </table:table-cell>
          <table:table-cell table:style-name="Table4.A1" office:value-type="string">
            <text:p text:style-name="P9"><text:change-start text:change-id="ct23498256"/>totals[5]<text:change-end text:change-id="ct2349825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7T21:18:03</dc:date>
    <meta:editing-duration>PT11H11M08S</meta:editing-duration>
    <meta:editing-cycles>111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3" meta:word-count="62" meta:character-count="471"/>
  </office:meta>
</office:document-meta>
</file>